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style style:name="P1" style:parent-style-name="Normal" style:master-page-name="MP0" style:family="paragraph">
      <style:paragraph-properties fo:break-before="page"/>
    </style:style>
    <style:style style:name="P2" style:parent-style-name="Normal" style:family="paragraph">
      <style:text-properties style:text-underline-type="single" style:text-underline-style="solid" style:text-underline-width="auto" style:text-underline-mode="continuous"/>
    </style:style>
    <style:style style:name="P3" style:parent-style-name="Párrafodelista" style:list-style-name="LFO1" style:family="paragraph"/>
    <style:style style:name="P4" style:parent-style-name="Párrafodelista" style:list-style-name="LFO1" style:family="paragraph"/>
    <style:style style:name="P5" style:parent-style-name="Párrafodelista" style:list-style-name="LFO1" style:family="paragraph"/>
    <style:style style:name="P6" style:parent-style-name="Párrafodelista" style:list-style-name="LFO1" style:family="paragraph"/>
    <style:style style:name="P7" style:parent-style-name="Párrafodelista" style:list-style-name="LFO1" style:family="paragraph"/>
    <style:style style:name="P8" style:parent-style-name="Párrafodelista" style:list-style-name="LFO1" style:family="paragraph"/>
    <style:style style:name="P9" style:parent-style-name="Párrafodelista" style:list-style-name="LFO1" style:family="paragraph"/>
    <style:style style:name="P10" style:parent-style-name="Párrafodelista" style:list-style-name="LFO1" style:family="paragraph"/>
    <style:style style:name="P11" style:parent-style-name="Párrafodelista" style:list-style-name="LFO1" style:family="paragraph"/>
    <style:style style:name="P12" style:parent-style-name="Párrafodelista" style:list-style-name="LFO1" style:family="paragraph"/>
  </office:automatic-styles>
  <office:body>
    <office:text text:use-soft-page-breaks="true">
      <text:p text:style-name="P1">Diseño Interfaces Web U1.<text:s/><text:tab/><text:tab/><text:tab/><text:tab/><text:tab/></text:p>
      <text:p text:style-name="Normal">Planificación de Interfaces Gráficas Ejercicios<text:s/></text:p>
      <text:p text:style-name="Normal">1. Entra en las páginas web, observa su estructura y su diseño y plantéate las cuestiones siguientes ¿te<text:s/>resulta fácil entender las opciones disponibles en la web?¿qué elemento de la web dirías que capta más tu atención?¿crees que es un diseño acertado para su objetivo?¿por qué?¿qué cambiarías?¿qué crees que está bien? Por parejas, comentad las conclusiones a<text:s/>las que habéis llegado e indicad para cada una, los fallos que encontráis en el diseño:<text:s/></text:p>
      <text:p text:style-name="Normal"><text:a xlink:href="http://art.yale.edu/" office:target-frame-name="_top" xlink:show="replace"><text:span text:style-name="Hipervínculo">http://art.ya</text:span><text:bookmark-start text:name="_Hlt493091366"/><text:bookmark-start text:name="_Hlt493091367"/><text:span text:style-name="Hipervínculo">l</text:span><text:bookmark-end text:name="_Hlt493091366"/><text:bookmark-end text:name="_Hlt493091367"/><text:span text:style-name="Hipervínculo">e.e</text:span><text:bookmark-start text:name="_Hlt493177819"/><text:span text:style-name="Hipervínculo">d</text:span><text:bookmark-end text:name="_Hlt493177819"/><text:span text:style-name="Hipervínculo">u/</text:span></text:a><text:s/>: Es difícil de entender, la disposición de los elementos es errónea si su intención es captar los servicios que da dicha universidad, puesto que el foco de atención está dirigido al a imagen de un perro. No da la sensación de seriedad teniendo en cuenta que es una universidad de renombre sobretodo(a parte del perro) por su bandera de fondo en mosaico. <text:s/></text:p>
      <text:p text:style-name="Normal"><text:a xlink:href="http://www.vatican.va/holy_father/special_features/hf_jp_ii_xxv_en.htm" office:target-frame-name="_top" xlink:show="replace"><text:span text:style-name="Hipervínculo">http://www.vatican.va/h</text:span><text:bookmark-start text:name="_Hlt493091685"/><text:span text:style-name="Hipervínculo">o</text:span><text:bookmark-end text:name="_Hlt493091685"/><text:span text:style-name="Hipervínculo">ly_father/special_features/hf_jp_ii_xxv_en.htm</text:span></text:a><text:s/>: No es fácil de entender que pretende transmitir, me resulta molesto la cantidad pop-ups y fechas sin<text:s/>ningún tipo de orden.<text:s/></text:p>
      <text:p text:style-name="Normal"><text:a xlink:href="http://www.rushbiddies.com/" office:target-frame-name="_top" xlink:show="replace"><text:span text:style-name="Hipervínculo">http://www.rushb</text:span><text:bookmark-start text:name="_Hlt493177743"/><text:bookmark-start text:name="_Hlt493177744"/><text:span text:style-name="Hipervínculo">i</text:span><text:bookmark-end text:name="_Hlt493177743"/><text:bookmark-end text:name="_Hlt493177744"/><text:span text:style-name="Hipervínculo">dd</text:span><text:bookmark-start text:name="_Hlt493091903"/><text:span text:style-name="Hipervínculo">i</text:span><text:bookmark-end text:name="_Hlt493091903"/><text:span text:style-name="Hipervínculo">es.com/</text:span></text:a><text:s/>: El texto se encuentra demasiado comprimido, la disposición de los elementos de la pagina es incomoda, los hipervínculos no funcionan.<text:s/></text:p>
      <text:p text:style-name="Normal"><text:a xlink:href="http://www.sphere.bc.ca/test/sruniverse.html" office:target-frame-name="_top" xlink:show="replace"><text:span text:style-name="Hipervínculo">http://www.</text:span><text:bookmark-start text:name="_Hlt493092235"/><text:span text:style-name="Hipervínculo">s</text:span><text:bookmark-end text:name="_Hlt493092235"/><text:span text:style-name="Hipervínculo">pher</text:span><text:bookmark-start text:name="_Hlt493177851"/><text:span text:style-name="Hipervínculo">e</text:span><text:bookmark-end text:name="_Hlt493177851"/><text:span text:style-name="Hipervínculo">.bc.ca/</text:span><text:bookmark-start text:name="_Hlt493177810"/><text:span text:style-name="Hipervínculo">t</text:span><text:bookmark-end text:name="_Hlt493177810"/><text:span text:style-name="Hipervínculo">est/sruniv</text:span><text:bookmark-start text:name="_Hlt493092091"/><text:span text:style-name="Hipervínculo">e</text:span><text:bookmark-end text:name="_Hlt493092091"/><text:span text:style-name="Hipervínculo">rse.html</text:span></text:a><text:s/>: Demasiado contraste con el color de fondo y las letras resulta molesto, queda poco claro su casuística.<text:s/></text:p>
      <text:p text:style-name="Normal"><text:a xlink:href="http://www.gio.upm.es/" office:target-frame-name="_top" xlink:show="replace"><text:span text:style-name="Hipervínculo">http://www</text:span><text:bookmark-start text:name="_Hlt493092262"/><text:span text:style-name="Hipervínculo">.</text:span><text:bookmark-end text:name="_Hlt493092262"/><text:span text:style-name="Hipervínculo">gio.upm.es/</text:span></text:a><text:s/>:<text:s/>Poco organizada, colores muy planos, no tiene dinamismo, los menus no quedan claros y se ven muy poco.</text:p>
      <text:p text:style-name="Normal"><text:a xlink:href="https://www.avis.es/" office:target-frame-name="_top" xlink:show="replace"><text:span text:style-name="Hipervínculo">https:/</text:span><text:bookmark-start text:name="_Hlt493092392"/><text:span text:style-name="Hipervínculo">/</text:span><text:bookmark-end text:name="_Hlt493092392"/><text:span text:style-name="Hipervínculo">www.avis.es/</text:span></text:a><text:s/>: Bien organizada, es responsive. El footer es confuso y demasiado cargado.<text:s/></text:p>
      <text:p text:style-name="Normal"><text:a xlink:href="http://www.bikezona.com/home/" office:target-frame-name="_top" xlink:show="replace"><text:span text:style-name="Hipervínculo">http://www.bikez</text:span><text:bookmark-start text:name="_Hlt493177916"/><text:span text:style-name="Hipervínculo">o</text:span><text:bookmark-end text:name="_Hlt493177916"/><text:span text:style-name="Hipervínculo">na.</text:span><text:bookmark-start text:name="_Hlt493092569"/><text:span text:style-name="Hipervínculo">c</text:span><text:bookmark-end text:name="_Hlt493092569"/><text:span text:style-name="Hipervínculo">om/home/</text:span></text:a><text:s text:c="2"/>: Muy sobrecargada de anuncios.</text:p>
      <text:p text:style-name="Normal"><text:a xlink:href="http://www.lingscars.com/" office:target-frame-name="_top" xlink:show="replace"><text:span text:style-name="Hipervínculo">http://</text:span><text:bookmark-start text:name="_Hlt493092790"/><text:span text:style-name="Hipervínculo">w</text:span><text:bookmark-end text:name="_Hlt493092790"/><text:span text:style-name="Hipervínculo">ww.ling</text:span><text:bookmark-start text:name="_Hlt493177889"/><text:span text:style-name="Hipervínculo">s</text:span><text:bookmark-end text:name="_Hlt493177889"/><text:span text:style-name="Hipervínculo">cars.com/</text:span></text:a><text:s/>: Demasiado sobrecargada de animaciones, no queda claro al principio si es venta de coches o de alquiler. El audio obligatorio es molesto.</text:p>
      <text:p text:style-name="Normal">2. Por parejas, proponed 2 sitios web que tengan fallos de diseño y justificad vuestra elección y haced un ranking de las 10 peores webs empleando las 2 que proponéis y las 8 anteriores.</text:p>
      <text:p text:style-name="Normal">http://www.arngren.net/<text:s/><text:s/>: Faltan espacios en blanco, demasiados productos en muy poco sitio.</text:p>
      <text:p text:style-name="Normal"><text:a xlink:href="http://www.tagteamsigns.net/" office:target-frame-name="_top" xlink:show="replace"><text:span text:style-name="Hipervínculo">http://www.tagteam</text:span><text:bookmark-start text:name="_Hlt493177959"/><text:span text:style-name="Hipervínculo">s</text:span><text:bookmark-end text:name="_Hlt493177959"/><text:span text:style-name="Hipervínculo">i</text:span><text:bookmark-start text:name="_Hlt493177881"/><text:span text:style-name="Hipervínculo">g</text:span><text:bookmark-end text:name="_Hlt493177881"/><text:span text:style-name="Hipervínculo">ns.net/</text:span></text:a><text:s/>: Nada más entrar en la web se autoreproduce una música, algo que es molesto.</text:p>
      <text:p text:style-name="P2">Ranking:</text:p>
      <text:list text:style-name="LFO1" text:continue-numbering="true">
        <text:list-item>
          <text:p text:style-name="P3"><text:a xlink:href="http://www.vatican.va/holy_father/special_features/hf_jp_ii_xxv_en.htm" office:target-frame-name="_top" xlink:show="replace"><text:span text:style-name="Hipervínculo">http://www.vatican.va/holy_father/special_features/hf_jp_ii_xxv_en.htm</text:span></text:a></text:p>
        </text:list-item>
        <text:list-item>
          <text:p text:style-name="P4"><text:a xlink:href="http://www.rushbiddies.com/" office:target-frame-name="_top" xlink:show="replace"><text:span text:style-name="Hipervínculo">http://www.rushbiddies.com/</text:span></text:a></text:p>
        </text:list-item>
        <text:list-item>
          <text:p text:style-name="P5"><text:a xlink:href="http://www.arngren.net/" office:target-frame-name="_top" xlink:show="replace"><text:span text:style-name="Hipervínculo">http://</text:span><text:span text:style-name="Hipervínculo">www.arngren.net/</text:span></text:a></text:p>
        </text:list-item>
        <text:list-item>
          <text:p text:style-name="P6"><text:a xlink:href="http://art.yale.edu/" office:target-frame-name="_top" xlink:show="replace"><text:span text:style-name="Hipervínculo">http://art.yale.edu/</text:span></text:a></text:p>
        </text:list-item>
        <text:list-item>
          <text:p text:style-name="P7"><text:a xlink:href="http://www.sphere.bc.ca/test/sruniverse.html" office:target-frame-name="_top" xlink:show="replace"><text:span text:style-name="Hipervínculo">http://www.sphere.bc.ca/test/sruniverse.html</text:span></text:a></text:p>
        </text:list-item>
        <text:list-item>
          <text:p text:style-name="P8"><text:a xlink:href="http://www.gio.upm.es/" office:target-frame-name="_top" xlink:show="replace"><text:span text:style-name="Hipervínculo">http://www.gio.upm.es/</text:span></text:a></text:p>
        </text:list-item>
        <text:list-item>
          <text:p text:style-name="P9"><text:a xlink:href="http://www.tagteamsigns.net/" office:target-frame-name="_top" xlink:show="replace"><text:span text:style-name="Hipervínculo">http://www.tagteamsigns.net/</text:span></text:a></text:p>
        </text:list-item>
        <text:list-item>
          <text:p text:style-name="P10">https://www.lingscars.com/</text:p>
        </text:list-item>
        <text:list-item>
          <text:p text:style-name="P11"><text:a xlink:href="http://www.bikezona.com/home/" office:target-frame-name="_top" xlink:show="replace"><text:span text:style-name="Hipervínculo">http://www.bikezona.com/home/</text:span></text:a></text:p>
        </text:list-item>
        <text:list-item>
          <text:p text:style-name="P12"><text:a xlink:href="https://www.avis.es/" office:target-frame-name="_top" xlink:show="replace"><text:span text:style-name="Hipervínculo">https://www.avis.es/</text:span></text:a></text:p>
        </text:list-item>
      </text:list>
      <text:p text:style-name="Normal">3. Por parejas, se propone que cada miembro del grupo selecciona en Internet un sitio web que considere que es un ejemplo de buen diseño. Argumenta por qué el sitio elegido tiene un buen diseño: ¿Los colores?, ¿la rapidez de carga?, ¿las imágenes?, ¿cómo muestra los contenidos?, ¿lo fácil que es encontrar información?</text:p>
      <text:p text:style-name="Normal"><text:a xlink:href="https://www.netflix.com/" office:target-frame-name="_top" xlink:show="replace"><text:span text:style-name="Hipervínculo">https://www.netflix.com/</text:span></text:a><text:s/>: Usa el negro como color principal haciendo así una visión cómoda de la página web. El buscador es intuitivo y muestra los contenidos más interesantes de forma inteligente en función de tus búsquedas de series y películas. Lo único que haría más evidente sería la diferencia entre películas y series en cada categoría ya que no queda claro a veces que es cada cosa.</text:p>
      <text:p text:style-name="Normal"><text:a xlink:href="https://www.amazon.es/" office:target-frame-name="_top" xlink:show="replace"><text:span text:style-name="Hipervínculo">https://www.amazon.es/</text:span></text:a><text:s/>: Utiliza colores suaves que no permiten una visión cómoda del site web. Está optimizada para obtener la información necesaria con los elementos mínimos. Tiene un mapa del sitio web que permite ver una visión del sitio en general. Remarca sin resultar molesto opciones que puedan interesar al usuario (como por ejemplo, el inicio de sesión). El buscador sugiere resultados filtrando además por tipo de producto para evitar resultados no deseados. Por último, aunque sea preocupante para el lado íntimo, registra nuestros gustos para sugerirnos productos que puedan ser de nuestro interés.</text:p>
      <text:p text:style-name="Normal"><text:a xlink:href="https://www.xataka.com" office:target-frame-name="_top" xlink:show="replace"><text:span text:style-name="Hipervínculo">https://www.xataka.com</text:span></text:a><text:s/>:<text:s/>Es una página web de noticias de todo tipo pero especializada en tecnología con un diseño común de páginas de noticias , con una noticia principal que se caracteriza por tener mayor interés para la gente y otras que hacen ver que no son tan importantes, tiene un carácter sobrio con un menú fácil de comprender cuyo objetivo es darte a elegir entre el tipo de noticias que quieres buscar.</text:p>
      <text:p text:style-name="Normal"/>
      <text:p text:style-name="Normal"/>
      <text:p text:style-name="Normal"/>
      <text:p text:style-name="Normal"/>
      <text:p text:style-name="Normal">Por, Ruben Tomas, Pedro Garcia y Adrian Tovar</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7395in" text:min-label-width="0.25in" text:list-level-position-and-space-mode="label-alignment">
          <style:list-level-label-alignment text:label-followed-by="listtab" fo:margin-left="0.9895in" fo:text-indent="-0.25in"/>
        </style:list-level-properties>
      </text:list-level-style-number>
      <text:list-level-style-number text:level="2" style:num-suffix="." style:num-format="a" style:num-letter-sync="true">
        <style:list-level-properties text:space-before="1.2395in" text:min-label-width="0.25in" text:list-level-position-and-space-mode="label-alignment">
          <style:list-level-label-alignment text:label-followed-by="listtab" fo:margin-left="1.4895in" fo:text-indent="-0.25in"/>
        </style:list-level-properties>
      </text:list-level-style-number>
      <text:list-level-style-number text:level="3" style:num-suffix="." style:num-format="i">
        <style:list-level-properties fo:text-align="end" text:space-before="1.8645in" text:min-label-width="0.125in" text:list-level-position-and-space-mode="label-alignment">
          <style:list-level-label-alignment text:label-followed-by="listtab" fo:margin-left="1.9895in" fo:text-indent="-0.125in"/>
        </style:list-level-properties>
      </text:list-level-style-number>
      <text:list-level-style-number text:level="4" style:num-suffix="." style:num-format="1">
        <style:list-level-properties text:space-before="2.2395in" text:min-label-width="0.25in" text:list-level-position-and-space-mode="label-alignment">
          <style:list-level-label-alignment text:label-followed-by="listtab" fo:margin-left="2.4895in" fo:text-indent="-0.25in"/>
        </style:list-level-properties>
      </text:list-level-style-number>
      <text:list-level-style-number text:level="5" style:num-suffix="." style:num-format="a" style:num-letter-sync="true">
        <style:list-level-properties text:space-before="2.7395in" text:min-label-width="0.25in" text:list-level-position-and-space-mode="label-alignment">
          <style:list-level-label-alignment text:label-followed-by="listtab" fo:margin-left="2.9895in" fo:text-indent="-0.25in"/>
        </style:list-level-properties>
      </text:list-level-style-number>
      <text:list-level-style-number text:level="6" style:num-suffix="." style:num-format="i">
        <style:list-level-properties fo:text-align="end" text:space-before="3.3645in" text:min-label-width="0.125in" text:list-level-position-and-space-mode="label-alignment">
          <style:list-level-label-alignment text:label-followed-by="listtab" fo:margin-left="3.4895in" fo:text-indent="-0.125in"/>
        </style:list-level-properties>
      </text:list-level-style-number>
      <text:list-level-style-number text:level="7" style:num-suffix="." style:num-format="1">
        <style:list-level-properties text:space-before="3.7395in" text:min-label-width="0.25in" text:list-level-position-and-space-mode="label-alignment">
          <style:list-level-label-alignment text:label-followed-by="listtab" fo:margin-left="3.9895in" fo:text-indent="-0.25in"/>
        </style:list-level-properties>
      </text:list-level-style-number>
      <text:list-level-style-number text:level="8" style:num-suffix="." style:num-format="a" style:num-letter-sync="true">
        <style:list-level-properties text:space-before="4.2395in" text:min-label-width="0.25in" text:list-level-position-and-space-mode="label-alignment">
          <style:list-level-label-alignment text:label-followed-by="listtab" fo:margin-left="4.4895in" fo:text-indent="-0.25in"/>
        </style:list-level-properties>
      </text:list-level-style-number>
      <text:list-level-style-number text:level="9" style:num-suffix="." style:num-format="i">
        <style:list-level-properties fo:text-align="end" text:space-before="4.8645in" text:min-label-width="0.125in" text:list-level-position-and-space-mode="label-alignment">
          <style:list-level-label-alignment text:label-followed-by="listtab" fo:margin-left="4.989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Curse My Name</meta:initial-creator>
    <dc:creator>Curse My Name</dc:creator>
    <meta:creation-date>2017-09-13T16:39:00Z</meta:creation-date>
    <dc:date>2017-09-17T09:02:00Z</dc:date>
    <meta:template xlink:href="Normal.dotm" xlink:type="simple"/>
    <meta:editing-cycles>6</meta:editing-cycles>
    <meta:editing-duration>PT7080S</meta:editing-duration>
    <meta:document-statistic meta:page-count="2" meta:paragraph-count="10" meta:word-count="830" meta:character-count="5385" meta:row-count="38" meta:non-whitespace-character-count="4565"/>
  </office:meta>
</office:document-meta>
</file>